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roman" style:font-pitch="variable"/>
    <style:font-face style:name="DINPro-CondensedMedium" svg:font-family="DINPro-CondensedMedium, serif"/>
    <style:font-face style:name="DejaVu Sans" svg:font-family="'DejaVu Sans'" style:font-family-generic="system" style:font-pitch="variable"/>
    <style:font-face style:name="GoogleSans-Regular" svg:font-family="GoogleSans-Regular, serif"/>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text-align="justify" style:justify-single-word="false" fo:orphans="2" fo:widows="2" fo:text-indent="0in" style:auto-text-indent="false"/>
    </style:style>
    <style:style style:name="P3"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f4f4f" loext:opacity="100%" style:font-name="GoogleSans-Regular" fo:font-size="14pt" fo:letter-spacing="normal" fo:font-style="normal" fo:font-weight="normal"/>
    </style:style>
    <style:style style:name="P4" style:family="paragraph" style:parent-style-name="Standard">
      <style:paragraph-properties fo:margin-left="0in" fo:margin-right="0in" fo:orphans="2" fo:widows="2" fo:text-indent="0in" style:auto-text-indent="false"/>
      <style:text-properties fo:font-variant="normal" fo:text-transform="none" fo:color="#2f4f4f" loext:opacity="100%" style:font-name="GoogleSans-Regular" fo:font-size="14pt" fo:letter-spacing="normal" fo:font-style="normal" fo:font-weight="normal"/>
    </style:style>
    <style:style style:name="P5"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f4f4f" loext:opacity="100%" style:font-name="GoogleSans-Regular" fo:letter-spacing="normal" fo:font-style="normal" fo:font-weight="normal"/>
    </style:style>
    <style:style style:name="P6" style:family="paragraph" style:parent-style-name="Standard">
      <style:paragraph-properties fo:margin-left="0in" fo:margin-right="0in" fo:orphans="2" fo:widows="2" fo:text-indent="0in" style:auto-text-indent="false"/>
      <style:text-properties fo:font-variant="normal" fo:text-transform="none" fo:color="#2f4f4f" loext:opacity="100%" style:font-name="DINPro-CondensedMedium" fo:font-size="14.25pt" fo:letter-spacing="0.0102in" fo:font-style="normal" fo:font-weight="normal" loext:padding="0in" loext:border="none"/>
    </style:style>
    <style:style style:name="P7" style:family="paragraph" style:parent-style-name="Standard">
      <style:paragraph-properties fo:margin-left="0in" fo:margin-right="0in" fo:orphans="2" fo:widows="2" fo:text-indent="0in" style:auto-text-indent="false"/>
      <style:text-properties fo:font-variant="normal" fo:text-transform="none" fo:color="#000000" loext:opacity="100%" style:font-name="GoogleSans-Regular" fo:font-size="30pt" fo:letter-spacing="normal" fo:font-style="normal" fo:font-weight="normal"/>
    </style:style>
    <style:style style:name="T1" style:family="text">
      <style:text-properties fo:font-variant="normal" fo:text-transform="none" fo:color="#000000" loext:opacity="100%" style:font-name="GoogleSans-Regular" fo:font-size="30pt" fo:letter-spacing="normal" fo:font-style="normal" fo:font-weight="normal"/>
    </style:style>
    <style:style style:name="T2"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bookmark-start text:name="__DdeLink__93_2439955140"/>LONGLINER 20M/ЯРУСОЛОВ 20М</text:p>
      <text:p text:style-name="P1"><text:span text:style-name="T1"/></text:p>
      <text:p text:style-name="P4">Series <text:span text:style-name="T2">Longliner 20m</text:span> is a highly versatile multipurpose fishing vessel, designed for coastal fishing at various depths and fishing methods. With a variation feature to the <text:span text:style-name="T2">Enduro™ Bow</text:span>concept to ensure the longest possible waterline, along with excessive width of the hull, increased volume is obtained in the vessel and corresponding buoyancy of the hull. These features secure good performance of the vessel and improved working environment for the crew.</text:p>
      <text:p text:style-name="P4"/>
      <text:p text:style-name="P5">Fish hold capacity ~ 125м³.</text:p>
      <text:p text:style-name="P5"/>
      <text:p text:style-name="P5"><text:span text:style-name="T2">Fish species:</text:span> <text:bookmark-start text:name="__DdeLink__92_1373489398"/>cod, pollock, haddock, flatfish, red fish, halibut, macrourus and other types of fish.<text:bookmark-end text:name="__DdeLink__92_1373489398"/></text:p>
      <text:p text:style-name="P5"/>
      <text:p text:style-name="P5"><text:span text:style-name="T2">Methods and types of processing:</text:span> cooling of fish for further processing onshore.</text:p>
      <text:p text:style-name="P5"/>
      <text:p text:style-name="P3">Серия <text:span text:style-name="T2">ЯРУСОЛОВ 20м</text:span> - это универсальное многоцелевое рыболовное судно, предназначенное для прибрежного лова на различных глубинах и разных методов рыбной ловли. Благодаря вариации концепции <text:span text:style-name="T2">Enduro™ Bow</text:span>обеспечивающей максимально возможную длину ватерлинии, а также увеличенную ширину корпуса, на судне достигается увеличенный объем и соответствующая плавучесть корпуса. Эти функции обеспечивают хорошее поведение судна и улучшенную рабочую среду для экипажа.</text:p>
      <text:p text:style-name="P3"/>
      <text:p text:style-name="P5">Вместимость рыбного трюма ~ 125м³.</text:p>
      <text:p text:style-name="P5"/>
      <text:p text:style-name="P5"><text:span text:style-name="T2">Видами промысловых рыб являются:</text:span> треска, минтай, пикша, камбала, окунь, палтус, макрурус, и другие виды рыб.</text:p>
      <text:p text:style-name="P5"/>
      <text:p text:style-name="P5"><text:span text:style-name="T2">Виды и способы переработки:</text:span> охлаждение рыбы для последующей переработки на берегу.</text:p>
      <text:p text:style-name="P2"/>
      <text:p text:style-name="P6">LENGTH = 20.00m</text:p>
      <text:p text:style-name="P6">WIDTH = 8.00m</text:p>
      <text:p text:style-name="P6">DRAFT = 3.65m</text:p>
      <text:p text:style-name="P6"><text:soft-page-break/>VESSEL SPEED = 10kn</text:p>
      <text:p text:style-name="P6">NUMBER of CREW - 10ppl</text:p>
      <text:p text:style-name="P1"><text:bookmark-end text:name="__DdeLink__93_243995514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roman" style:font-pitch="variable"/>
    <style:font-face style:name="DINPro-CondensedMedium" svg:font-family="DINPro-CondensedMedium, serif"/>
    <style:font-face style:name="DejaVu Sans" svg:font-family="'DejaVu Sans'" style:font-family-generic="system" style:font-pitch="variable"/>
    <style:font-face style:name="GoogleSans-Regular" svg:font-family="GoogleSans-Regular,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rlito" fo:font-size="12pt" fo:language="ru" fo:country="RU"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Carlito" fo:font-size="12pt" fo:language="ru" fo:country="RU"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2T13:05:41.076705544</meta:creation-date>
    <dc:date>2024-08-20T15:50:28.884415413</dc:date>
    <meta:editing-duration>PT9M9S</meta:editing-duration>
    <meta:editing-cycles>4</meta:editing-cycles>
    <meta:generator>Collabora_Office/24.04.4.2$Linux_X86_64 LibreOffice_project/3709158c476d3931713e1be652f02aae1db91dd3</meta:generator>
    <meta:document-statistic meta:table-count="0" meta:image-count="0" meta:object-count="0" meta:page-count="2" meta:paragraph-count="14" meta:word-count="213" meta:character-count="1450" meta:non-whitespace-character-count="1255"/>
  </office:meta>
</office:document-meta>
</file>